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11.409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16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1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1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23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8pt" style:font-name-asian="Arial2" style:font-size-asian="8pt" style:font-name-complex="Arial2" style:font-size-complex="8pt"/>
    </style:style>
    <style:style style:name="ce24" style:family="table-cell" style:parent-style-name="Default" style:data-style-name="N100">
      <style:table-cell-properties fo:border-bottom="0.06pt solid #000000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5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82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3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8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6" style:family="table-cell" style:parent-style-name="Default" style:data-style-name="N10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79" style:family="table-cell" style:parent-style-name="Default" style:data-style-name="N0">
      <style:table-cell-properties fo:background-color="#ffffff" style:cell-protect="protected" style:print-content="true" fo:border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2" style:family="table-cell" style:parent-style-name="Default" style:data-style-name="N165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93" style:family="table-cell" style:parent-style-name="Default" style:data-style-name="N165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94" style:family="table-cell" style:parent-style-name="Default" style:data-style-name="N165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95" style:family="table-cell" style:parent-style-name="Default" style:data-style-name="N165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96" style:family="table-cell" style:parent-style-name="Default" style:data-style-name="N165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7" style:family="table-cell" style:parent-style-name="Default" style:data-style-name="N165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1" style:family="table-cell" style:parent-style-name="Default" style:data-style-name="N165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2" style:family="table-cell" style:parent-style-name="Comma" style:data-style-name="N165">
      <style:table-cell-properties fo:border-bottom="none" fo:background-color="#ffffff" style:text-align-source="fix" style:repeat-content="false" fo:border-left="0.06pt solid #000000" fo:border-right="0.06pt solid #000000" fo:border-top="none" style:vertical-align="automatic"/>
      <style:paragraph-properties fo:text-align="end" fo:margin-left="0cm"/>
    </style:style>
    <style:style style:name="ce109" style:family="table-cell" style:parent-style-name="Comma" style:data-style-name="N165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automatic"/>
      <style:paragraph-properties fo:text-align="end" fo:margin-left="0cm"/>
    </style:style>
    <style:style style:name="ce110" style:family="table-cell" style:parent-style-name="Default" style:data-style-name="N165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9" style:family="table-cell" style:parent-style-name="Default" style:data-style-name="N165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5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4" style:family="table-cell" style:parent-style-name="Default" style:data-style-name="N165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28" style:family="table-cell" style:parent-style-name="Default" style:data-style-name="N165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31" style:family="table-cell" style:parent-style-name="Default" style:data-style-name="N165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1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130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138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33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35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54" style:family="table-cell" style:parent-style-name="Default" style:data-style-name="N165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55" style:family="table-cell" style:parent-style-name="Default" style:data-style-name="N165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7" style:family="table-cell" style:parent-style-name="Excel_20_Built-in_20_Comma" style:data-style-name="N165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8" style:family="table-cell" style:parent-style-name="Excel_20_Built-in_20_Comma" style:data-style-name="N165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9" style:family="table-cell" style:parent-style-name="Default" style:data-style-name="N165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0" style:family="table-cell" style:parent-style-name="Excel_20_Built-in_20_Comma" style:data-style-name="N165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1" style:family="table-cell" style:parent-style-name="Default" style:data-style-name="N165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Gráficas Impacto GRAFIMPAC S.A</text:p>
          </table:table-cell>
          <table:covered-table-cell table:number-columns-repeated="4" table:style-name="ce112"/>
          <table:covered-table-cell table:style-name="ce115"/>
          <table:covered-table-cell table:style-name="ce121"/>
          <table:table-cell table:style-name="ce138" office:value-type="string" calcext:value-type="string">
            <text:p>P/T:</text:p>
          </table:table-cell>
          <table:table-cell table:style-name="ce69" office:value-type="float" office:value="6301" calcext:value-type="float" table:number-columns-spanned="2" table:number-rows-spanned="1">
            <text:p>6301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138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Impuestos Corrientes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138" office:value-type="string" calcext:value-type="string">
            <text:p>Fecha:</text:p>
          </table:table-cell>
          <table:table-cell table:style-name="ce71" office:value-type="date" office:date-value="2021-11-15" calcext:value-type="date" table:number-columns-spanned="2" table:number-rows-spanned="1">
            <text:p>15/11/2021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138" office:value-type="string" calcext:value-type="string">
            <text:p>Revisado por:</text:p>
          </table:table-cell>
          <table:table-cell table:style-name="ce70" office:value-type="string" calcext:value-type="string" table:number-columns-spanned="2" table:number-rows-spanned="1">
            <text:p>Carlos Almeida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138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5"/>
          <table:covered-table-cell table:style-name="ce143"/>
          <table:covered-table-cell table:number-columns-repeated="2" table:style-name="ce25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9-30" calcext:value-type="date">
            <text:p>30-sep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16"/>
          <table:table-cell table:style-name="ce17" table:number-columns-repeated="2"/>
          <table:table-cell table:style-name="ce92" table:number-columns-repeated="3"/>
          <table:table-cell table:style-name="ce124"/>
          <table:table-cell table:style-name="ce129"/>
          <table:table-cell table:style-name="ce133"/>
          <table:table-cell table:style-name="ce154"/>
          <table:table-cell table:style-name="ce157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2" office:value-type="string" office:string-value=" Retención en la Fuente " calcext:value-type="string">
            <text:p><text:s text:c="2"/>Retención en la Fuente <text:s/></text:p>
          </table:table-cell>
          <table:table-cell table:style-name="ce18"/>
          <table:table-cell table:style-name="ce93" table:number-columns-repeated="3"/>
          <table:table-cell table:style-name="ce128"/>
          <table:table-cell table:style-name="ce10"/>
          <table:table-cell table:style-name="ce82" office:value-type="string" office:string-value=" Retención en la Fuente " calcext:value-type="string">
            <text:p><text:s text:c="2"/>Retención en la Fuente <text:s/></text:p>
          </table:table-cell>
          <table:table-cell table:style-name="ce155"/>
          <table:table-cell table:style-name="ce158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101002" calcext:value-type="float">
            <text:p>201050101002 </text:p>
          </table:table-cell>
          <table:table-cell table:style-name="ce83" office:value-type="string" office:string-value=" Retención  Fuente 1%, pago transporte                                            " calcext:value-type="string">
            <text:p><text:s text:c="2"/>Retención <text:s/>Fuente 1%, pago transporte <text:s text:c="44"/></text:p>
          </table:table-cell>
          <table:table-cell table:style-name="ce26"/>
          <table:table-cell table:style-name="ce94" office:value-type="float" office:value="0" calcext:value-type="float">
            <text:p>0</text:p>
          </table:table-cell>
          <table:table-cell table:number-columns-repeated="2" table:style-name="ce95" office:value-type="float" office:value="792.86" calcext:value-type="float">
            <text:p>793</text:p>
          </table:table-cell>
          <table:table-cell table:style-name="ce94" table:formula="of:=[.D11]-[.E11]+[.F11]" office:value-type="float" office:value="0" calcext:value-type="float">
            <text:p>0</text:p>
          </table:table-cell>
          <table:table-cell table:style-name="ce11" office:value-type="float" office:value="201050101002" calcext:value-type="float">
            <text:p>201050101002 </text:p>
          </table:table-cell>
          <table:table-cell table:style-name="ce83" office:value-type="string" office:string-value=" Retención  Fuente 1%, pago transporte                                            " calcext:value-type="string">
            <text:p><text:s text:c="2"/>Retención <text:s/>Fuente 1%, pago transporte <text:s text:c="44"/></text:p>
          </table:table-cell>
          <table:table-cell table:style-name="ce95" office:value-type="float" office:value="0" calcext:value-type="float">
            <text:p>0</text:p>
          </table:table-cell>
          <table:table-cell table:style-name="ce159" table:formula="of:=+[.G11]-[.J11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101003" calcext:value-type="float">
            <text:p>201050101003 </text:p>
          </table:table-cell>
          <table:table-cell table:style-name="ce83" office:value-type="string" office:string-value=" Retención  Fuente 2%, mano de obra                                               " calcext:value-type="string">
            <text:p><text:s text:c="2"/>Retención <text:s/>Fuente 2%, mano de obra <text:s text:c="47"/></text:p>
          </table:table-cell>
          <table:table-cell table:style-name="ce34"/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4787.53" calcext:value-type="float">
            <text:p>4,788</text:p>
          </table:table-cell>
          <table:table-cell table:style-name="ce94" table:formula="of:=[.D12]-[.E12]+[.F12]" office:value-type="float" office:value="0" calcext:value-type="float">
            <text:p>0</text:p>
          </table:table-cell>
          <table:table-cell table:style-name="ce11" office:value-type="float" office:value="201050101003" calcext:value-type="float">
            <text:p>201050101003 </text:p>
          </table:table-cell>
          <table:table-cell table:style-name="ce83" office:value-type="string" office:string-value=" Retención  Fuente 2%, mano de obra                                               " calcext:value-type="string">
            <text:p><text:s text:c="2"/>Retención <text:s/>Fuente 2%, mano de obra <text:s text:c="47"/></text:p>
          </table:table-cell>
          <table:table-cell table:style-name="ce95" office:value-type="float" office:value="0" calcext:value-type="float">
            <text:p>0</text:p>
          </table:table-cell>
          <table:table-cell table:style-name="ce159" table:formula="of:=+[.G12]-[.J12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101004" calcext:value-type="float">
            <text:p>201050101004 </text:p>
          </table:table-cell>
          <table:table-cell table:style-name="ce83" office:value-type="string" office:string-value=" Retención  Fuente 8%, servicios con predominio de intelecto                      " calcext:value-type="string">
            <text:p><text:s text:c="2"/>Retención <text:s/>Fuente 8%, servicios con predominio de intelecto <text:s text:c="22"/></text:p>
          </table:table-cell>
          <table:table-cell table:style-name="ce34"/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31355.55" calcext:value-type="float">
            <text:p>31,356</text:p>
          </table:table-cell>
          <table:table-cell table:style-name="ce94" table:formula="of:=[.D13]-[.E13]+[.F13]" office:value-type="float" office:value="0" calcext:value-type="float">
            <text:p>0</text:p>
          </table:table-cell>
          <table:table-cell table:style-name="ce11" office:value-type="float" office:value="201050101004" calcext:value-type="float">
            <text:p>201050101004 </text:p>
          </table:table-cell>
          <table:table-cell table:style-name="ce83" office:value-type="string" office:string-value=" Retención  Fuente 8%, servicios con predominio de intelecto                      " calcext:value-type="string">
            <text:p><text:s text:c="2"/>Retención <text:s/>Fuente 8%, servicios con predominio de intelecto <text:s text:c="22"/></text:p>
          </table:table-cell>
          <table:table-cell table:style-name="ce95" office:value-type="float" office:value="0" calcext:value-type="float">
            <text:p>0</text:p>
          </table:table-cell>
          <table:table-cell table:style-name="ce159" table:formula="of:=+[.G13]-[.J13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101005" calcext:value-type="float">
            <text:p>201050101005 </text:p>
          </table:table-cell>
          <table:table-cell table:style-name="ce83" office:value-type="string" office:string-value=" Retención  Fuente 10%, honorarios personas naturales                             " calcext:value-type="string">
            <text:p><text:s text:c="2"/>Retención <text:s/>Fuente 10%, honorarios personas naturales <text:s text:c="29"/></text:p>
          </table:table-cell>
          <table:table-cell table:style-name="ce34"/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54054.67" calcext:value-type="float">
            <text:p>54,055</text:p>
          </table:table-cell>
          <table:table-cell table:style-name="ce94" table:formula="of:=[.D14]-[.E14]+[.F14]" office:value-type="float" office:value="0" calcext:value-type="float">
            <text:p>0</text:p>
          </table:table-cell>
          <table:table-cell table:style-name="ce11" office:value-type="float" office:value="201050101005" calcext:value-type="float">
            <text:p>201050101005 </text:p>
          </table:table-cell>
          <table:table-cell table:style-name="ce83" office:value-type="string" office:string-value=" Retención  Fuente 10%, honorarios personas naturales                             " calcext:value-type="string">
            <text:p><text:s text:c="2"/>Retención <text:s/>Fuente 10%, honorarios personas naturales <text:s text:c="29"/></text:p>
          </table:table-cell>
          <table:table-cell table:style-name="ce95" office:value-type="float" office:value="0" calcext:value-type="float">
            <text:p>0</text:p>
          </table:table-cell>
          <table:table-cell table:style-name="ce159" table:formula="of:=+[.G14]-[.J14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101007" calcext:value-type="float">
            <text:p>201050101007 </text:p>
          </table:table-cell>
          <table:table-cell table:style-name="ce83" office:value-type="string" office:string-value=" Retención Fuente 1%, compra bienes muebles                                       " calcext:value-type="string">
            <text:p><text:s text:c="2"/>Retención Fuente 1%, compra bienes muebles <text:s text:c="39"/></text:p>
          </table:table-cell>
          <table:table-cell table:style-name="ce34"/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26716.68" calcext:value-type="float">
            <text:p>26,717</text:p>
          </table:table-cell>
          <table:table-cell table:style-name="ce94" table:formula="of:=[.D15]-[.E15]+[.F15]" office:value-type="float" office:value="0" calcext:value-type="float">
            <text:p>0</text:p>
          </table:table-cell>
          <table:table-cell table:style-name="ce11" office:value-type="float" office:value="201050101007" calcext:value-type="float">
            <text:p>201050101007 </text:p>
          </table:table-cell>
          <table:table-cell table:style-name="ce83" office:value-type="string" office:string-value=" Retención Fuente 1%, compra bienes muebles                                       " calcext:value-type="string">
            <text:p><text:s text:c="2"/>Retención Fuente 1%, compra bienes muebles <text:s text:c="39"/></text:p>
          </table:table-cell>
          <table:table-cell table:style-name="ce95" office:value-type="float" office:value="0" calcext:value-type="float">
            <text:p>0</text:p>
          </table:table-cell>
          <table:table-cell table:style-name="ce159" table:formula="of:=+[.G15]-[.J15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101008" calcext:value-type="float">
            <text:p>201050101008 </text:p>
          </table:table-cell>
          <table:table-cell table:style-name="ce83" office:value-type="string" office:string-value=" Retención Fuente, 8% arrendamiento inmuebles                                     " calcext:value-type="string">
            <text:p><text:s text:c="2"/>Retención Fuente, 8% arrendamiento inmuebles <text:s text:c="37"/></text:p>
          </table:table-cell>
          <table:table-cell table:style-name="ce34"/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3761.7" calcext:value-type="float">
            <text:p>3,762</text:p>
          </table:table-cell>
          <table:table-cell table:style-name="ce94" table:formula="of:=[.D16]-[.E16]+[.F16]" office:value-type="float" office:value="0" calcext:value-type="float">
            <text:p>0</text:p>
          </table:table-cell>
          <table:table-cell table:style-name="ce11" office:value-type="float" office:value="201050101008" calcext:value-type="float">
            <text:p>201050101008 </text:p>
          </table:table-cell>
          <table:table-cell table:style-name="ce83" office:value-type="string" office:string-value=" Retención Fuente, 8% arrendamiento inmuebles                                     " calcext:value-type="string">
            <text:p><text:s text:c="2"/>Retención Fuente, 8% arrendamiento inmuebles <text:s text:c="37"/></text:p>
          </table:table-cell>
          <table:table-cell table:style-name="ce95" office:value-type="float" office:value="0" calcext:value-type="float">
            <text:p>0</text:p>
          </table:table-cell>
          <table:table-cell table:style-name="ce159" table:formula="of:=+[.G16]-[.J16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101009" calcext:value-type="float">
            <text:p>201050101009 </text:p>
          </table:table-cell>
          <table:table-cell table:style-name="ce83" office:value-type="string" office:string-value=" Retención Fuente 1%, seguros                                                     " calcext:value-type="string">
            <text:p><text:s text:c="2"/>Retención Fuente 1%, seguros <text:s text:c="53"/></text:p>
          </table:table-cell>
          <table:table-cell table:style-name="ce34"/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5.25" calcext:value-type="float">
            <text:p>15</text:p>
          </table:table-cell>
          <table:table-cell table:style-name="ce94" table:formula="of:=[.D17]-[.E17]+[.F17]" office:value-type="float" office:value="0" calcext:value-type="float">
            <text:p>0</text:p>
          </table:table-cell>
          <table:table-cell table:style-name="ce11" office:value-type="float" office:value="201050101009" calcext:value-type="float">
            <text:p>201050101009 </text:p>
          </table:table-cell>
          <table:table-cell table:style-name="ce83" office:value-type="string" office:string-value=" Retención Fuente 1%, seguros                                                     " calcext:value-type="string">
            <text:p><text:s text:c="2"/>Retención Fuente 1%, seguros <text:s text:c="53"/></text:p>
          </table:table-cell>
          <table:table-cell table:style-name="ce95" office:value-type="float" office:value="0" calcext:value-type="float">
            <text:p>0</text:p>
          </table:table-cell>
          <table:table-cell table:style-name="ce159" table:formula="of:=+[.G17]-[.J17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101012" calcext:value-type="float">
            <text:p>201050101012 </text:p>
          </table:table-cell>
          <table:table-cell table:style-name="ce83" office:value-type="string" office:string-value=" Retención Fuente 1%, otros pagos                                                 " calcext:value-type="string">
            <text:p><text:s text:c="2"/>Retención Fuente 1%, otros pagos <text:s text:c="49"/></text:p>
          </table:table-cell>
          <table:table-cell table:style-name="ce34"/>
          <table:table-cell table:number-columns-repeated="3" table:style-name="ce95" office:value-type="float" office:value="0" calcext:value-type="float">
            <text:p>0</text:p>
          </table:table-cell>
          <table:table-cell table:style-name="ce94" table:formula="of:=[.D18]-[.E18]+[.F18]" office:value-type="float" office:value="0" calcext:value-type="float">
            <text:p>0</text:p>
          </table:table-cell>
          <table:table-cell table:style-name="ce11" office:value-type="float" office:value="201050101012" calcext:value-type="float">
            <text:p>201050101012 </text:p>
          </table:table-cell>
          <table:table-cell table:style-name="ce83" office:value-type="string" office:string-value=" Retención Fuente 1%, otros pagos                                                 " calcext:value-type="string">
            <text:p><text:s text:c="2"/>Retención Fuente 1%, otros pagos <text:s text:c="49"/></text:p>
          </table:table-cell>
          <table:table-cell table:style-name="ce95" office:value-type="float" office:value="0" calcext:value-type="float">
            <text:p>0</text:p>
          </table:table-cell>
          <table:table-cell table:style-name="ce159" table:formula="of:=+[.G18]-[.J18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101013" calcext:value-type="float">
            <text:p>201050101013 </text:p>
          </table:table-cell>
          <table:table-cell table:style-name="ce83" office:value-type="string" office:string-value=" Retención Fuente 2%, otros conceptos                                             " calcext:value-type="string">
            <text:p><text:s text:c="2"/>Retención Fuente 2%, otros conceptos <text:s text:c="45"/></text:p>
          </table:table-cell>
          <table:table-cell table:style-name="ce34"/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1333.18" calcext:value-type="float">
            <text:p>11,333</text:p>
          </table:table-cell>
          <table:table-cell table:style-name="ce94" table:formula="of:=[.D19]-[.E19]+[.F19]" office:value-type="float" office:value="0" calcext:value-type="float">
            <text:p>0</text:p>
          </table:table-cell>
          <table:table-cell table:style-name="ce11" office:value-type="float" office:value="201050101013" calcext:value-type="float">
            <text:p>201050101013 </text:p>
          </table:table-cell>
          <table:table-cell table:style-name="ce83" office:value-type="string" office:string-value=" Retención Fuente 2%, otros conceptos                                             " calcext:value-type="string">
            <text:p><text:s text:c="2"/>Retención Fuente 2%, otros conceptos <text:s text:c="45"/></text:p>
          </table:table-cell>
          <table:table-cell table:style-name="ce95" office:value-type="float" office:value="0" calcext:value-type="float">
            <text:p>0</text:p>
          </table:table-cell>
          <table:table-cell table:style-name="ce159" table:formula="of:=+[.G19]-[.J19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101015" calcext:value-type="float">
            <text:p>201050101015 </text:p>
          </table:table-cell>
          <table:table-cell table:style-name="ce83" office:value-type="string" office:string-value=" Retención Fuente 1%, publicidad                                                  " calcext:value-type="string">
            <text:p><text:s text:c="2"/>Retención Fuente 1%, publicidad <text:s text:c="50"/></text:p>
          </table:table-cell>
          <table:table-cell table:style-name="ce34"/>
          <table:table-cell table:number-columns-repeated="3" table:style-name="ce95" office:value-type="float" office:value="0" calcext:value-type="float">
            <text:p>0</text:p>
          </table:table-cell>
          <table:table-cell table:style-name="ce94" table:formula="of:=[.D20]-[.E20]+[.F20]" office:value-type="float" office:value="0" calcext:value-type="float">
            <text:p>0</text:p>
          </table:table-cell>
          <table:table-cell table:style-name="ce11" office:value-type="float" office:value="201050101015" calcext:value-type="float">
            <text:p>201050101015 </text:p>
          </table:table-cell>
          <table:table-cell table:style-name="ce83" office:value-type="string" office:string-value=" Retención Fuente 1%, publicidad                                                  " calcext:value-type="string">
            <text:p><text:s text:c="2"/>Retención Fuente 1%, publicidad <text:s text:c="50"/></text:p>
          </table:table-cell>
          <table:table-cell table:style-name="ce95" office:value-type="float" office:value="0" calcext:value-type="float">
            <text:p>0</text:p>
          </table:table-cell>
          <table:table-cell table:style-name="ce159" table:formula="of:=+[.G20]-[.J20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101017" calcext:value-type="float">
            <text:p>201050101017 </text:p>
          </table:table-cell>
          <table:table-cell table:style-name="ce83" office:value-type="string" office:string-value=" Retención  Fuente otros porcentajes                                              " calcext:value-type="string">
            <text:p><text:s text:c="2"/>Retención <text:s/>Fuente otros porcentajes <text:s text:c="46"/></text:p>
          </table:table-cell>
          <table:table-cell table:style-name="ce34"/>
          <table:table-cell table:number-columns-repeated="3" table:style-name="ce95" office:value-type="float" office:value="0" calcext:value-type="float">
            <text:p>0</text:p>
          </table:table-cell>
          <table:table-cell table:style-name="ce94" table:formula="of:=[.D21]-[.E21]+[.F21]" office:value-type="float" office:value="0" calcext:value-type="float">
            <text:p>0</text:p>
          </table:table-cell>
          <table:table-cell table:style-name="ce11" office:value-type="float" office:value="201050101017" calcext:value-type="float">
            <text:p>201050101017 </text:p>
          </table:table-cell>
          <table:table-cell table:style-name="ce83" office:value-type="string" office:string-value=" Retención  Fuente otros porcentajes                                              " calcext:value-type="string">
            <text:p><text:s text:c="2"/>Retención <text:s/>Fuente otros porcentajes <text:s text:c="46"/></text:p>
          </table:table-cell>
          <table:table-cell table:style-name="ce95" office:value-type="float" office:value="0" calcext:value-type="float">
            <text:p>0</text:p>
          </table:table-cell>
          <table:table-cell table:style-name="ce159" table:formula="of:=+[.G21]-[.J21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101019" calcext:value-type="float">
            <text:p>201050101019 </text:p>
          </table:table-cell>
          <table:table-cell table:style-name="ce83" office:value-type="string" office:string-value=" Retención Fuente 1.75% otros conceptos (micro empresas)                           " calcext:value-type="string">
            <text:p><text:s text:c="2"/>Retención Fuente 1.75% otros conceptos (micro empresas) <text:s text:c="27"/></text:p>
          </table:table-cell>
          <table:table-cell table:style-name="ce34"/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6367.08" calcext:value-type="float">
            <text:p>16,367</text:p>
          </table:table-cell>
          <table:table-cell table:style-name="ce94" table:formula="of:=[.D22]-[.E22]+[.F22]" office:value-type="float" office:value="0" calcext:value-type="float">
            <text:p>0</text:p>
          </table:table-cell>
          <table:table-cell table:style-name="ce11" office:value-type="float" office:value="201050101019" calcext:value-type="float">
            <text:p>201050101019 </text:p>
          </table:table-cell>
          <table:table-cell table:style-name="ce83" office:value-type="string" office:string-value=" Retención Fuente 1.75% otros conceptos (micro empresas)                           " calcext:value-type="string">
            <text:p><text:s text:c="2"/>Retención Fuente 1.75% otros conceptos (micro empresas) <text:s text:c="27"/></text:p>
          </table:table-cell>
          <table:table-cell table:style-name="ce95" office:value-type="float" office:value="0" calcext:value-type="float">
            <text:p>0</text:p>
          </table:table-cell>
          <table:table-cell table:style-name="ce159" table:formula="of:=+[.G22]-[.J22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/>
          <table:table-cell table:style-name="ce31"/>
          <table:table-cell table:style-name="ce34"/>
          <table:table-cell table:style-name="ce95" table:number-columns-repeated="3"/>
          <table:table-cell table:style-name="ce94"/>
          <table:table-cell table:style-name="ce11"/>
          <table:table-cell table:style-name="ce31"/>
          <table:table-cell table:style-name="ce95"/>
          <table:table-cell table:style-name="ce159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/>
          <table:table-cell table:style-name="ce85" office:value-type="string" office:string-value=" Retención de IVA " calcext:value-type="string">
            <text:p><text:s text:c="2"/>Retención de IVA <text:s/></text:p>
          </table:table-cell>
          <table:table-cell table:style-name="ce34"/>
          <table:table-cell table:style-name="ce95" table:number-columns-repeated="3"/>
          <table:table-cell table:style-name="ce94"/>
          <table:table-cell table:style-name="ce11"/>
          <table:table-cell table:style-name="ce85" office:value-type="string" office:string-value=" Retención de IVA " calcext:value-type="string">
            <text:p><text:s text:c="2"/>Retención de IVA <text:s/></text:p>
          </table:table-cell>
          <table:table-cell table:style-name="ce95"/>
          <table:table-cell table:style-name="ce159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102001" calcext:value-type="float">
            <text:p>201050102001 </text:p>
          </table:table-cell>
          <table:table-cell table:style-name="ce83" office:value-type="string" office:string-value="Retención  IVA 30%                                                              " calcext:value-type="string">
            <text:p><text:s/>Retención <text:s/>IVA 30% <text:s text:c="62"/></text:p>
          </table:table-cell>
          <table:table-cell table:style-name="ce34"/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26039.45" calcext:value-type="float">
            <text:p>26,039</text:p>
          </table:table-cell>
          <table:table-cell table:style-name="ce94" table:formula="of:=[.D25]-[.E25]+[.F25]" office:value-type="float" office:value="0" calcext:value-type="float">
            <text:p>0</text:p>
          </table:table-cell>
          <table:table-cell table:style-name="ce11" office:value-type="float" office:value="201050102001" calcext:value-type="float">
            <text:p>201050102001 </text:p>
          </table:table-cell>
          <table:table-cell table:style-name="ce83" office:value-type="string" office:string-value="Retención  IVA 30%                                                              " calcext:value-type="string">
            <text:p><text:s/>Retención <text:s/>IVA 30% <text:s text:c="62"/></text:p>
          </table:table-cell>
          <table:table-cell table:style-name="ce95" office:value-type="float" office:value="0" calcext:value-type="float">
            <text:p>0</text:p>
          </table:table-cell>
          <table:table-cell table:style-name="ce159" table:formula="of:=+[.G25]-[.J25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102002" calcext:value-type="float">
            <text:p>201050102002 </text:p>
          </table:table-cell>
          <table:table-cell table:style-name="ce83" office:value-type="string" office:string-value="Retención  IVA 70%                                                              " calcext:value-type="string">
            <text:p><text:s/>Retención <text:s/>IVA 70% <text:s text:c="62"/></text:p>
          </table:table-cell>
          <table:table-cell table:style-name="ce34"/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96611.14" calcext:value-type="float">
            <text:p>96,611</text:p>
          </table:table-cell>
          <table:table-cell table:style-name="ce94" table:formula="of:=[.D26]-[.E26]+[.F26]" office:value-type="float" office:value="0" calcext:value-type="float">
            <text:p>0</text:p>
          </table:table-cell>
          <table:table-cell table:style-name="ce11" office:value-type="float" office:value="201050102002" calcext:value-type="float">
            <text:p>201050102002 </text:p>
          </table:table-cell>
          <table:table-cell table:style-name="ce83" office:value-type="string" office:string-value="Retención  IVA 70%                                                              " calcext:value-type="string">
            <text:p><text:s/>Retención <text:s/>IVA 70% <text:s text:c="62"/></text:p>
          </table:table-cell>
          <table:table-cell table:style-name="ce95" office:value-type="float" office:value="0" calcext:value-type="float">
            <text:p>0</text:p>
          </table:table-cell>
          <table:table-cell table:style-name="ce159" table:formula="of:=+[.G26]-[.J26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102003" calcext:value-type="float">
            <text:p>201050102003 </text:p>
          </table:table-cell>
          <table:table-cell table:style-name="ce83" office:value-type="string" office:string-value="Retención  IVA 100%                                                             " calcext:value-type="string">
            <text:p><text:s/>Retención <text:s/>IVA 100% <text:s text:c="61"/></text:p>
          </table:table-cell>
          <table:table-cell table:style-name="ce34"/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09574.35" calcext:value-type="float">
            <text:p>109,574</text:p>
          </table:table-cell>
          <table:table-cell table:style-name="ce94" table:formula="of:=[.D27]-[.E27]+[.F27]" office:value-type="float" office:value="0" calcext:value-type="float">
            <text:p>0</text:p>
          </table:table-cell>
          <table:table-cell table:style-name="ce11" office:value-type="float" office:value="201050102003" calcext:value-type="float">
            <text:p>201050102003 </text:p>
          </table:table-cell>
          <table:table-cell table:style-name="ce83" office:value-type="string" office:string-value="Retención  IVA 100%                                                             " calcext:value-type="string">
            <text:p><text:s/>Retención <text:s/>IVA 100% <text:s text:c="61"/></text:p>
          </table:table-cell>
          <table:table-cell table:style-name="ce95" office:value-type="float" office:value="0" calcext:value-type="float">
            <text:p>0</text:p>
          </table:table-cell>
          <table:table-cell table:style-name="ce159" table:formula="of:=+[.G27]-[.J27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102007" calcext:value-type="float">
            <text:p>201050102007 </text:p>
          </table:table-cell>
          <table:table-cell table:style-name="ce83" office:value-type="string" office:string-value="Retención  IVA 10%                                                              " calcext:value-type="string">
            <text:p><text:s/>Retención <text:s/>IVA 10% <text:s text:c="62"/></text:p>
          </table:table-cell>
          <table:table-cell table:style-name="ce34"/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1846.49" calcext:value-type="float">
            <text:p>11,846</text:p>
          </table:table-cell>
          <table:table-cell table:style-name="ce94" table:formula="of:=[.D28]-[.E28]+[.F28]" office:value-type="float" office:value="0" calcext:value-type="float">
            <text:p>0</text:p>
          </table:table-cell>
          <table:table-cell table:style-name="ce11" office:value-type="float" office:value="201050102007" calcext:value-type="float">
            <text:p>201050102007 </text:p>
          </table:table-cell>
          <table:table-cell table:style-name="ce83" office:value-type="string" office:string-value="Retención  IVA 10%                                                              " calcext:value-type="string">
            <text:p><text:s/>Retención <text:s/>IVA 10% <text:s text:c="62"/></text:p>
          </table:table-cell>
          <table:table-cell table:style-name="ce95" office:value-type="float" office:value="0" calcext:value-type="float">
            <text:p>0</text:p>
          </table:table-cell>
          <table:table-cell table:style-name="ce159" table:formula="of:=+[.G28]-[.J28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102008" calcext:value-type="float">
            <text:p>201050102008 </text:p>
          </table:table-cell>
          <table:table-cell table:style-name="ce83" office:value-type="string" office:string-value=" Retención IVA 20%                                                                " calcext:value-type="string">
            <text:p><text:s text:c="2"/>Retención IVA 20% <text:s text:c="64"/></text:p>
          </table:table-cell>
          <table:table-cell table:style-name="ce34"/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6428.14" calcext:value-type="float">
            <text:p>6,428</text:p>
          </table:table-cell>
          <table:table-cell table:style-name="ce94" table:formula="of:=[.D29]-[.E29]+[.F29]" office:value-type="float" office:value="0" calcext:value-type="float">
            <text:p>0</text:p>
          </table:table-cell>
          <table:table-cell table:style-name="ce11" office:value-type="float" office:value="201050102008" calcext:value-type="float">
            <text:p>201050102008 </text:p>
          </table:table-cell>
          <table:table-cell table:style-name="ce83" office:value-type="string" office:string-value=" Retención IVA 20%                                                                " calcext:value-type="string">
            <text:p><text:s text:c="2"/>Retención IVA 20% <text:s text:c="64"/></text:p>
          </table:table-cell>
          <table:table-cell table:style-name="ce95" office:value-type="float" office:value="0" calcext:value-type="float">
            <text:p>0</text:p>
          </table:table-cell>
          <table:table-cell table:style-name="ce159" table:formula="of:=+[.G29]-[.J29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/>
          <table:table-cell table:style-name="ce31"/>
          <table:table-cell table:style-name="ce34"/>
          <table:table-cell table:style-name="ce95" table:number-columns-repeated="3"/>
          <table:table-cell table:style-name="ce94"/>
          <table:table-cell table:style-name="ce11"/>
          <table:table-cell table:style-name="ce31"/>
          <table:table-cell table:style-name="ce95"/>
          <table:table-cell table:style-name="ce159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/>
          <table:table-cell table:style-name="ce85" office:value-type="string" office:string-value="Impuestos" calcext:value-type="string">
            <text:p><text:s/>Impuestos </text:p>
          </table:table-cell>
          <table:table-cell table:style-name="ce34"/>
          <table:table-cell table:style-name="ce95" table:number-columns-repeated="3"/>
          <table:table-cell table:style-name="ce94"/>
          <table:table-cell table:style-name="ce11"/>
          <table:table-cell table:style-name="ce85" office:value-type="string" office:string-value="Impuestos" calcext:value-type="string">
            <text:p><text:s/>Impuestos </text:p>
          </table:table-cell>
          <table:table-cell table:style-name="ce95"/>
          <table:table-cell table:style-name="ce159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102005" calcext:value-type="float">
            <text:p>201050102005 </text:p>
          </table:table-cell>
          <table:table-cell table:style-name="ce83" office:value-type="string" office:string-value="12% IVA  Ventas                                                                 " calcext:value-type="string">
            <text:p><text:s/>12% IVA <text:s/>Ventas <text:s text:c="65"/></text:p>
          </table:table-cell>
          <table:table-cell table:style-name="ce34"/>
          <table:table-cell table:style-name="ce95" office:value-type="float" office:value="-80.56" calcext:value-type="float">
            <text:p>(81)</text:p>
          </table:table-cell>
          <table:table-cell table:style-name="ce95" office:value-type="float" office:value="213398.64" calcext:value-type="float">
            <text:p>213,399</text:p>
          </table:table-cell>
          <table:table-cell table:style-name="ce95" office:value-type="float" office:value="213479.2" calcext:value-type="float">
            <text:p>213,479</text:p>
          </table:table-cell>
          <table:table-cell table:style-name="ce94" table:formula="of:=[.D32]-[.E32]+[.F32]" office:value-type="float" office:value="0" calcext:value-type="float">
            <text:p>0</text:p>
          </table:table-cell>
          <table:table-cell table:style-name="ce11" office:value-type="float" office:value="201050102005" calcext:value-type="float">
            <text:p>201050102005 </text:p>
          </table:table-cell>
          <table:table-cell table:style-name="ce83" office:value-type="string" office:string-value="12% IVA  Ventas                                                                 " calcext:value-type="string">
            <text:p><text:s/>12% IVA <text:s/>Ventas <text:s text:c="65"/></text:p>
          </table:table-cell>
          <table:table-cell table:style-name="ce95" office:value-type="float" office:value="0" calcext:value-type="float">
            <text:p>0</text:p>
          </table:table-cell>
          <table:table-cell table:style-name="ce159" table:formula="of:=+[.G32]-[.J32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102006" calcext:value-type="float">
            <text:p>201050102006 </text:p>
          </table:table-cell>
          <table:table-cell table:style-name="ce83" office:value-type="string" office:string-value="PAGO DE IMPUESTOS                                                               " calcext:value-type="string">
            <text:p><text:s/>PAGO DE IMPUESTOS <text:s text:c="63"/></text:p>
          </table:table-cell>
          <table:table-cell table:style-name="ce34"/>
          <table:table-cell table:style-name="ce95" office:value-type="float" office:value="25114" calcext:value-type="float">
            <text:p>25,114</text:p>
          </table:table-cell>
          <table:table-cell table:style-name="ce95" office:value-type="float" office:value="207987.02" calcext:value-type="float">
            <text:p>207,987</text:p>
          </table:table-cell>
          <table:table-cell table:style-name="ce95" office:value-type="float" office:value="401959.94" calcext:value-type="float">
            <text:p>401,960</text:p>
          </table:table-cell>
          <table:table-cell table:style-name="ce94" table:formula="of:=[.D33]-[.E33]+[.F33]" office:value-type="float" office:value="219086.92" calcext:value-type="float">
            <text:p>219,087</text:p>
          </table:table-cell>
          <table:table-cell table:style-name="ce11" office:value-type="float" office:value="201050102006" calcext:value-type="float">
            <text:p>201050102006 </text:p>
          </table:table-cell>
          <table:table-cell table:style-name="ce83" office:value-type="string" office:string-value="PAGO DE IMPUESTOS                                                               " calcext:value-type="string">
            <text:p><text:s/>PAGO DE IMPUESTOS <text:s text:c="63"/></text:p>
          </table:table-cell>
          <table:table-cell table:style-name="ce95" office:value-type="float" office:value="75783.79" calcext:value-type="float">
            <text:p>75,784</text:p>
          </table:table-cell>
          <table:table-cell table:style-name="ce159" table:formula="of:=+[.G33]-[.J33]" office:value-type="float" office:value="143303.13" calcext:value-type="float">
            <text:p>143,303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/>
          <table:table-cell table:style-name="ce31"/>
          <table:table-cell table:style-name="ce34"/>
          <table:table-cell table:style-name="ce95" table:number-columns-repeated="3"/>
          <table:table-cell table:style-name="ce94"/>
          <table:table-cell table:style-name="ce23"/>
          <table:table-cell table:style-name="ce31"/>
          <table:table-cell table:style-name="ce95"/>
          <table:table-cell table:style-name="ce159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4"/>
          <table:table-cell table:style-name="ce86" table:number-columns-repeated="2"/>
          <table:table-cell table:style-name="ce96" table:number-columns-repeated="3"/>
          <table:table-cell table:style-name="ce131"/>
          <table:table-cell table:style-name="ce130"/>
          <table:table-cell table:style-name="ce135"/>
          <table:table-cell table:style-name="ce96"/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97" table:formula="of:=SUM([.D9:.D35])" office:value-type="float" office:value="25033.44" calcext:value-type="float">
            <text:p>25,033</text:p>
          </table:table-cell>
          <table:table-cell table:style-name="ce97" table:formula="of:=SUM([.E9:.E35])" office:value-type="float" office:value="821069.73" calcext:value-type="float">
            <text:p>821,070</text:p>
          </table:table-cell>
          <table:table-cell table:style-name="ce97" table:formula="of:=SUM([.F9:.F35])" office:value-type="float" office:value="1015123.21" calcext:value-type="float">
            <text:p>1,015,123</text:p>
          </table:table-cell>
          <table:table-cell table:style-name="ce97" table:formula="of:=SUM([.G9:.G35])" office:value-type="float" office:value="219086.92" calcext:value-type="float">
            <text:p>219,087</text:p>
          </table:table-cell>
          <table:table-cell table:style-name="ce41" table:number-columns-repeated="2"/>
          <table:table-cell table:style-name="ce97" table:formula="of:=SUM([.J9:.J35])" office:value-type="float" office:value="75783.79" calcext:value-type="float">
            <text:p>75,784</text:p>
          </table:table-cell>
          <table:table-cell table:style-name="ce161" table:formula="of:=SUM([.K9:.K35])" office:value-type="float" office:value="143303.13" calcext:value-type="float">
            <text:p>143,303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5" table:number-columns-repeated="12"/>
          <table:table-cell table:number-columns-repeated="1012"/>
        </table:table-row>
        <table:table-row table:style-name="ro2">
          <table:table-cell table:style-name="ce25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5" table:number-columns-repeated="7"/>
          <table:table-cell table:number-columns-repeated="1012"/>
        </table:table-row>
        <table:table-row table:style-name="ro2">
          <table:table-cell table:style-name="ce25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5" table:number-columns-repeated="7"/>
          <table:table-cell table:number-columns-repeated="1012"/>
        </table:table-row>
        <table:table-row table:style-name="ro2">
          <table:table-cell table:style-name="ce25"/>
          <table:table-cell table:style-name="ce54" table:number-columns-repeated="2"/>
          <table:table-cell table:style-name="ce101"/>
          <table:table-cell table:style-name="ce119"/>
          <table:table-cell table:style-name="ce25" table:number-columns-repeated="7"/>
          <table:table-cell table:number-columns-repeated="1012"/>
        </table:table-row>
        <table:table-row table:style-name="ro2">
          <table:table-cell table:style-name="ce25"/>
          <table:table-cell table:style-name="ce57" office:value-type="string" calcext:value-type="string">
            <text:p>Retención a la Fuente</text:p>
          </table:table-cell>
          <table:table-cell table:style-name="ce57"/>
          <table:table-cell table:style-name="ce102" table:formula="of:=SUM([.G11:.G22])" office:value-type="float" office:value="0" calcext:value-type="float">
            <text:p>0</text:p>
          </table:table-cell>
          <table:table-cell table:style-name="ce102" table:formula="of:=SUM([.J11:.J22])" office:value-type="float" office:value="0" calcext:value-type="float">
            <text:p>0</text:p>
          </table:table-cell>
          <table:table-cell table:style-name="ce25" table:number-columns-repeated="7"/>
          <table:table-cell table:number-columns-repeated="1012"/>
        </table:table-row>
        <table:table-row table:style-name="ro2">
          <table:table-cell table:style-name="ce25"/>
          <table:table-cell table:style-name="ce57" office:value-type="string" calcext:value-type="string">
            <text:p>Retención al IVA</text:p>
          </table:table-cell>
          <table:table-cell table:style-name="ce57"/>
          <table:table-cell table:style-name="ce102" table:formula="of:=SUM([.G25:.G29])" office:value-type="float" office:value="0" calcext:value-type="float">
            <text:p>0</text:p>
          </table:table-cell>
          <table:table-cell table:style-name="ce102" table:formula="of:=SUM([.J25:.J29])" office:value-type="float" office:value="0" calcext:value-type="float">
            <text:p>0</text:p>
          </table:table-cell>
          <table:table-cell table:style-name="ce25" table:number-columns-repeated="7"/>
          <table:table-cell table:number-columns-repeated="1012"/>
        </table:table-row>
        <table:table-row table:style-name="ro2">
          <table:table-cell table:style-name="ce25"/>
          <table:table-cell table:style-name="ce57" office:value-type="string" calcext:value-type="string">
            <text:p>Impuestos</text:p>
          </table:table-cell>
          <table:table-cell table:style-name="ce57"/>
          <table:table-cell table:style-name="ce102" table:formula="of:=SUM([.G32:.G34])" office:value-type="float" office:value="219086.92" calcext:value-type="float">
            <text:p>219,087</text:p>
          </table:table-cell>
          <table:table-cell table:style-name="ce102" table:formula="of:=SUM([.J32:.J34])" office:value-type="float" office:value="75783.79" calcext:value-type="float">
            <text:p>75,784</text:p>
          </table:table-cell>
          <table:table-cell table:style-name="ce25" table:number-columns-repeated="7"/>
          <table:table-cell table:number-columns-repeated="1012"/>
        </table:table-row>
        <table:table-row table:style-name="ro2">
          <table:table-cell table:style-name="ce25"/>
          <table:table-cell table:style-name="ce57" table:number-columns-repeated="2"/>
          <table:table-cell table:style-name="ce109" table:number-columns-repeated="2"/>
          <table:table-cell table:style-name="ce25" table:number-columns-repeated="7"/>
          <table:table-cell table:number-columns-repeated="1012"/>
        </table:table-row>
        <table:table-row table:style-name="ro2">
          <table:table-cell table:style-name="ce25"/>
          <table:table-cell table:style-name="ce60" office:value-type="string" calcext:value-type="string">
            <text:p>Total</text:p>
          </table:table-cell>
          <table:table-cell table:style-name="ce61"/>
          <table:table-cell table:style-name="ce110" table:formula="of:=+SUM([.D41:.D44])" office:value-type="float" office:value="219086.92" calcext:value-type="float">
            <text:p>219,087</text:p>
          </table:table-cell>
          <table:table-cell table:style-name="ce110" table:formula="of:=+SUM([.E41:.E44])" office:value-type="float" office:value="75783.79" calcext:value-type="float">
            <text:p>75,784</text:p>
          </table:table-cell>
          <table:table-cell table:style-name="ce25" table:number-columns-repeated="7"/>
          <table:table-cell table:number-columns-repeated="1012"/>
        </table:table-row>
        <table:table-row table:style-name="ro2">
          <table:table-cell table:style-name="ce25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5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5" table:number-columns-repeated="9"/>
          <table:table-cell table:style-name="ce67"/>
          <table:table-cell table:style-name="ce25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5" table:number-columns-repeated="9"/>
          <table:table-cell table:style-name="ce67"/>
          <table:table-cell table:style-name="ce25"/>
          <table:table-cell table:number-columns-repeated="1012"/>
        </table:table-row>
        <table:table-row table:style-name="ro2">
          <table:table-cell table:style-name="ce66"/>
          <table:table-cell table:style-name="ce25" table:number-columns-repeated="9"/>
          <table:table-cell table:style-name="ce67"/>
          <table:table-cell table:style-name="ce25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5" table:number-columns-repeated="9"/>
          <table:table-cell table:style-name="ce67"/>
          <table:table-cell table:style-name="ce25"/>
          <table:table-cell table:number-columns-repeated="1012"/>
        </table:table-row>
        <table:table-row table:style-name="ro2">
          <table:table-cell table:style-name="ce66"/>
          <table:table-cell table:style-name="ce79" office:value-type="string" calcext:value-type="string">
            <text:p>Estados financieros revisados a fecha de corte del 30 de septiembre del 2021</text:p>
          </table:table-cell>
          <table:table-cell table:style-name="ce25" table:number-columns-repeated="8"/>
          <table:table-cell table:style-name="ce67"/>
          <table:table-cell table:style-name="ce25"/>
          <table:table-cell table:number-columns-repeated="1012"/>
        </table:table-row>
        <table:table-row table:style-name="ro2">
          <table:table-cell table:style-name="ce66"/>
          <table:table-cell table:style-name="ce79" office:value-type="string" calcext:value-type="string">
            <text:p>Revisión de los movimientos a fecha de corte del 31 de diciembre del 2021</text:p>
          </table:table-cell>
          <table:table-cell table:style-name="ce25" table:number-columns-repeated="8"/>
          <table:table-cell table:style-name="ce67"/>
          <table:table-cell table:style-name="ce25"/>
          <table:table-cell table:number-columns-repeated="1012"/>
        </table:table-row>
        <table:table-row table:style-name="ro2">
          <table:table-cell table:style-name="ce66"/>
          <table:table-cell table:style-name="ce25" table:number-columns-repeated="9"/>
          <table:table-cell table:style-name="ce67"/>
          <table:table-cell table:style-name="ce25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5" table:number-columns-repeated="9"/>
          <table:table-cell table:style-name="ce67"/>
          <table:table-cell table:style-name="ce25"/>
          <table:table-cell table:number-columns-repeated="1012"/>
        </table:table-row>
        <table:table-row table:style-name="ro2" table:number-rows-repeated="3">
          <table:table-cell table:style-name="ce25" table:number-columns-repeated="10"/>
          <table:table-cell table:style-name="ce67"/>
          <table:table-cell table:style-name="ce25"/>
          <table:table-cell table:number-columns-repeated="1012"/>
        </table:table-row>
        <table:table-row table:style-name="ro2" table:number-rows-repeated="4">
          <table:table-cell table:style-name="ce25" table:number-columns-repeated="12"/>
          <table:table-cell table:number-columns-repeated="1012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number:number-style style:name="N128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8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9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1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2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 number:style="long"/>
      <number:text>-</number:text>
      <number:month number:textual="true"/>
    </number:date-style>
    <number:date-style style:name="N134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  <number:text> </number:text>
    </number:number-style>
    <number:number-style style:name="N14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$ 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>
      <number:minutes number:style="long"/>
      <number:text>:</number:text>
      <number:seconds number:style="long"/>
    </number:time-style>
    <number:time-style style:name="N16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4">
      <number:number number:decimal-places="1" loext:min-decimal-places="1" number:min-integer-digits="1" number:grouping="true"/>
    </number:number-style>
    <number:number-style style:name="N165P0" style:volatile="true">
      <number:number number:decimal-places="0" loext:min-decimal-places="0" number:min-integer-digits="1" number:grouping="true"/>
    </number:number-style>
    <number:number-style style:name="N16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number number:decimal-places="0" loext:min-decimal-places="0" number:min-integer-digits="1" number:grouping="true"/>
      <number:text>   </number:text>
    </number:number-style>
    <number:number-style style:name="N173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73P0"/>
    </number:number-style>
    <number:date-style style:name="N17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74">
      <number:text-content/>
      <style:map style:condition="value()&lt;=1.79769313486232E+308" style:apply-style-name="N174P0"/>
    </number:text-style>
    <number:number-style style:name="N17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number number:decimal-places="3" loext:min-decimal-places="3" number:min-integer-digits="1" number:grouping="true"/>
    </number:number-style>
    <number:number-style style:name="N178">
      <number:number number:decimal-places="4" loext:min-decimal-places="4" number:min-integer-digits="1" number:grouping="true"/>
    </number:number-style>
    <number:number-style style:name="N179">
      <number:number number:decimal-places="4" loext:min-decimal-places="4" number:min-integer-digits="1"/>
    </number:number-style>
    <number:number-style style:name="N180">
      <number:number number:decimal-places="8" loext:min-decimal-places="8" number:min-integer-digits="1" number:grouping="true"/>
    </number:number-style>
    <number:number-style style:name="N181">
      <number:number number:decimal-places="0" loext:min-decimal-places="0" number:min-integer-digits="13"/>
    </number:number-style>
    <number:number-style style:name="N182">
      <number:number number:decimal-places="1" loext:min-decimal-places="1" number:min-integer-digits="1"/>
    </number:number-style>
    <number:number-style style:name="N183">
      <number:number number:decimal-places="3" loext:min-decimal-places="3" number:min-integer-digits="1"/>
    </number:number-style>
    <number:number-style style:name="N184">
      <number:number number:decimal-places="3" loext:min-decimal-places="3" number:min-integer-digits="0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 style:data-style-name="N2" text:time-value="15:18:36.41167187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2-03-30T15:22:36.431046658</dc:date>
    <meta:editing-cycles>12</meta:editing-cycles>
    <meta:editing-duration>PT1H19M8S</meta:editing-duration>
    <meta:document-statistic meta:table-count="1" meta:cell-count="261" meta:object-count="0"/>
  </office:meta>
</office:document-meta>
</file>